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pitch="variable"/>
    <style:font-face style:name="DejaVu Sans" svg:font-family="'DejaVu Sans'" style:font-pitch="variable"/>
    <style:font-face style:name="Droid Sans Fallback" svg:font-family="'Droid Sans Fallback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 PL New Sung" svg:font-family="'AR PL New Sung'" style:font-family-generic="system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228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8" style:family="presentation" style:parent-style-name="Default-outline1">
      <style:graphic-properties fo:min-height="12.18cm"/>
    </style:style>
    <style:style style:name="pr9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GB" style:language-asian="en" style:country-asian="GB" style:language-complex="en" style:country-complex="GB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style:font-name="Arial2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dfdef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33.596cm" svg:height="3.506cm" svg:x="1.599cm" svg:y="7.6cm" presentation:class="title" presentation:user-transformed="true">
          <draw:text-box>
            <text:p>Heuristics for Temporal Planning:<text:line-break/>Temporal Relaxed Planning Graph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33.596cm" svg:height="3.506cm" svg:x="1.866cm" svg:y="0.837cm" presentation:class="title">
          <draw:text-box>
            <text:p>Heuristic Guidance</text:p>
          </draw:text-box>
        </draw:frame>
        <draw:frame presentation:style-name="pr4" draw:layer="layout" svg:width="33.596cm" svg:height="15.2cm" svg:x="1.866cm" svg:y="4.2cm" presentation:class="outline" presentation:user-transformed="true">
          <draw:text-box>
            <text:list text:style-name="L2">
              <text:list-item>
                <text:p>Essentially, three options:</text:p>
              </text:list-item>
            </text:list>
            <text:list text:style-name="L3">
              <text:list-item>
                <text:p>Throw away time, use a non-temporal heuristic</text:p>
              </text:list-item>
            </text:list>
            <text:list text:style-name="L4">
              <text:list-item>
                <text:list>
                  <text:list-item>
                    <text:p>CRIKEY – FF's RPG heuristic, with snap actions.</text:p>
                  </text:list-item>
                </text:list>
              </text:list-item>
            </text:list>
            <text:list text:style-name="L3">
              <text:list-item>
                <text:p xml:id="id1" text:id="id1">Use a <text:span text:style-name="T1">temporal reachability analysis</text:span></text:p>
              </text:list-item>
            </text:list>
            <text:list text:style-name="L4">
              <text:list-item>
                <text:list>
                  <text:list-item>
                    <text:p xml:id="id2" text:id="id2"><text:span text:style-name="T2">Sapa, CRIKEY3 – use an RPG with timestamped layers</text:span></text:p>
                  </text:list-item>
                  <text:list-item>
                    <text:p xml:id="id3" text:id="id3"><text:span text:style-name="T2">(c.f. TGP's temporal planning graph, Smith and Weld, 1999)</text:span></text:p>
                  </text:list-item>
                </text:list>
              </text:list-item>
            </text:list>
            <text:list text:style-name="L3">
              <text:list-item>
                <text:p xml:id="id4" text:id="id4"><text:span text:style-name="T2">Approximate time as </text:span><text:span text:style-name="T1">action costs</text:span></text:p>
              </text:list-item>
            </text:list>
            <text:list text:style-name="L4">
              <text:list-item>
                <text:list>
                  <text:list-item>
                    <text:p xml:id="id5" text:id="id5"><text:span text:style-name="T2">e.g. cost(A) = dur(A): </text:span><text:span text:style-name="T1">inadmissible</text:span></text:p>
                  </text:list-item>
                  <text:list-item>
                    <text:p xml:id="id6" text:id="id6"><text:span text:style-name="T2">(Haslum, 2009) – </text:span><text:span text:style-name="T1">admissible, </text:span><text:span text:style-name="T2">by finding </text:span><text:span text:style-name="T1">bounded concurrency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5" draw:text-style-name="P4" draw:layer="layout" svg:width="33.597cm" svg:height="3.5cm" svg:x="1.866cm" svg:y="0.84cm" presentation:class="title" presentation:user-transformed="true">
          <draw:text-box>
            <text:list text:style-name="L5">
              <text:list-header>
                <text:p text:style-name="P3"><text:span text:style-name="T3">Revisiting the RPG</text:span></text:p>
              </text:list-header>
            </text:list>
          </draw:text-box>
        </draw:frame>
        <draw:frame presentation:style-name="pr6" draw:text-style-name="P4" draw:layer="layout" svg:width="33.597cm" svg:height="14.861cm" svg:x="1.866cm" svg:y="4.898cm" presentation:class="outline" presentation:user-transformed="true">
          <draw:text-box>
            <text:list text:style-name="L2">
              <text:list-item>
                <text:p><text:span text:style-name="T3"><text:s/></text:span>The RPG consists of time-stamped fact and action layers.</text:p>
              </text:list-item>
              <text:list-item>
                <text:p><text:s/>Without time, to evaluate a state S:</text:p>
                <text:list>
                  <text:list-item>
                    <text:p>Fact layer f=0.0 contains the facts in S;</text:p>
                  </text:list-item>
                  <text:list-item>
                    <text:p>Action layer a=0.0 contains actions whose preconditions are satisfied in f=0.0;</text:p>
                  </text:list-item>
                  <text:list-item>
                    <text:p>Effects of actions appear in the next layer: Actions at 0.0 give facts at 1.0; actions at 1.0 give facts at 2.0; etc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4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5" draw:text-style-name="P4" draw:layer="layout" svg:width="33.597cm" svg:height="3.5cm" svg:x="1.866cm" svg:y="0.84cm" presentation:class="title" presentation:user-transformed="true">
          <draw:text-box>
            <text:list text:style-name="L5">
              <text:list-header>
                <text:p text:style-name="P3"><text:span text:style-name="T3">A Temporal RPG</text:span></text:p>
              </text:list-header>
            </text:list>
          </draw:text-box>
        </draw:frame>
        <draw:frame presentation:style-name="Default-outline1" draw:layer="layout" svg:width="33.597cm" svg:height="14.861cm" svg:x="1.866cm" svg:y="4.898cm" presentation:class="outline" presentation:user-transformed="true">
          <draw:text-box>
            <text:list text:style-name="L2">
              <text:list-item>
                <text:p>Sure why not</text:p>
              </text:list-item>
              <text:list-item>
                <text:p>Instead of being delayed by ‘1.0’ delay effects by epsilon</text:p>
                <text:list>
                  <text:list-item>
                    <text:p>e.g. facts from actions at 1.0 appear in layer 1.01</text:p>
                    <text:p/>
                  </text:list-item>
                </text:list>
              </text:list-item>
              <text:list-item>
                <text:p>What about durations?</text:p>
                <text:list>
                  <text:list-item>
                    <text:p>If the start appears in layer t, the end cannot appear until layer t + d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4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3" draw:layer="layout" svg:width="33.596cm" svg:height="3.506cm" svg:x="1.866cm" svg:y="0.837cm" presentation:class="title">
          <draw:text-box>
            <text:p>Solution Extraction</text:p>
          </draw:text-box>
        </draw:frame>
        <draw:frame presentation:style-name="pr8" draw:layer="layout" svg:width="32.849cm" svg:height="12.18cm" svg:x="1.866cm" svg:y="4.914cm" presentation:class="outline" presentation:user-transformed="true">
          <draw:text-box>
            <text:list text:style-name="L2">
              <text:list-item>
                <text:p>Similar Process starting from the goals.</text:p>
              </text:list-item>
              <text:list-item>
                <text:p>If we add A<text:span text:style-name="T4">ⱶ</text:span><text:span text:style-name="T5"> <text:s/></text:span><text:s/>to the RP we had better also add A<text:span text:style-name="T6">⊣</text:span>.</text:p>
                <text:list>
                  <text:list-item>
                    <text:p>And achieve it’s preconditions.</text:p>
                  </text:list-item>
                  <text:list-item>
                    <text:p><text:span text:style-name="T7">Similarly for adding A</text:span><text:span text:style-name="T8">⊣</text:span><text:span text:style-name="T7"> need A</text:span><text:span text:style-name="T9">ⱶ. </text:span></text:p>
                  </text:list-item>
                </text:list>
              </text:list-item>
              <text:list-item>
                <text:p><text:span text:style-name="T9">Also need to achieve invariants in order to be able to apply Aⱶ.</text:span></text:p>
                <text:list>
                  <text:list-item>
                    <text:p><text:span text:style-name="T9">No need to maintain them as this is relaxed planning.</text:span><text:span text:style-name="T4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1" draw:layer="layout" svg:width="33.596cm" svg:height="3.506cm" svg:x="1.866cm" svg:y="0.837cm" presentation:class="title">
          <draw:text-box>
            <text:p>Properties of the TRPG Heuristic</text:p>
          </draw:text-box>
        </draw:frame>
        <draw:frame presentation:style-name="pr8" draw:layer="layout" svg:width="32.849cm" svg:height="12.18cm" svg:x="1.866cm" svg:y="4.914cm" presentation:class="outline">
          <draw:text-box>
            <text:list text:style-name="L2">
              <text:list-item>
                <text:p>Is the relaxed plan length admissible?</text:p>
                <text:p/>
              </text:list-item>
              <text:list-item>
                <text:p>Can we get an admissible estimate of the time we can achieve a fact in the TRPG?</text:p>
                <text:p/>
              </text:list-item>
              <text:list-item>
                <text:p>Is the relaxed plan makespan admissibl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pitch="variable"/>
    <style:font-face style:name="DejaVu Sans" svg:font-family="'DejaVu Sans'" style:font-pitch="variable"/>
    <style:font-face style:name="Droid Sans Fallback" svg:font-family="'Droid Sans Fallback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 PL New Sung" svg:font-family="'AR PL New Sung'" style:font-family-generic="system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" style:font-family-asian="'Droid Sans Fallback'" style:font-pitch-asian="variable" style:font-size-asian="18pt" style:font-style-asian="normal" style:font-weight-asian="normal" style:font-name-complex="Droid Sans Fallback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 draw:fill-color="#666699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none" draw:fill-color="#666699" draw:fill-image-width="0cm" draw:fill-image-height="0cm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1.048cm" fo:margin-right="0cm" fo:margin-top="0.31cm" fo:margin-bottom="0cm" fo:line-height="100%" fo:text-align="center" fo:text-indent="-1.048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35.2999992370605pt" fo:font-style="normal" fo:text-shadow="1pt 1pt" style:text-underline-style="none" fo:font-weight="normal" style:letter-kerning="true" fo:background-color="transparent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273cm" fo:margin-right="0cm" fo:margin-top="0.271cm" fo:margin-bottom="0cm" fo:line-height="100%" fo:text-align="center" fo:text-indent="-0.874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30.8999996185303pt" fo:font-style="normal" fo:text-shadow="1pt 1pt" style:text-underline-style="none" fo:font-weight="normal" style:font-name-asian="Droid Sans Fallback" style:font-family-asian="'Droid Sans Fallback'" style:font-pitch-asian="variable" style:font-size-asian="28pt" style:font-style-asian="normal" style:font-weight-asian="normal" style:font-name-complex="Droid Sans Fallback" style:font-family-complex="'Droid Sans Fallback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497cm" fo:margin-right="0cm" fo:margin-top="0.232cm" fo:margin-bottom="0cm" fo:line-height="100%" fo:text-align="center" fo:text-indent="-0.699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6.5pt" fo:font-style="normal" fo:text-shadow="1pt 1pt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898cm" fo:margin-right="0cm" fo:margin-top="0.193cm" fo:margin-bottom="0cm" fo:line-height="100%" fo:text-align="center" fo:text-indent="-0.699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2.1000003814697pt" fo:font-style="normal" fo:text-shadow="1pt 1pt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6.297cm" fo:margin-right="0cm" fo:margin-top="0.193cm" fo:margin-bottom="0cm" fo:line-height="100%" fo:text-align="center" fo:text-indent="-0.699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2.1000003814697pt" fo:font-style="normal" fo:text-shadow="1pt 1pt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297cm" fo:margin-right="0cm" fo:margin-top="0.193cm" fo:margin-bottom="0cm" fo:line-height="100%" fo:text-align="center" fo:text-indent="-0.699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2.1000003814697pt" fo:font-style="normal" fo:text-shadow="1pt 1pt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297cm" fo:margin-right="0cm" fo:margin-top="0.193cm" fo:margin-bottom="0cm" fo:line-height="100%" fo:text-align="center" fo:text-indent="-0.699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2.1000003814697pt" fo:font-style="normal" fo:text-shadow="1pt 1pt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297cm" fo:margin-right="0cm" fo:margin-top="0.193cm" fo:margin-bottom="0cm" fo:line-height="100%" fo:text-align="center" fo:text-indent="-0.699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2.1000003814697pt" fo:font-style="normal" fo:text-shadow="1pt 1pt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297cm" fo:margin-right="0cm" fo:margin-top="0.193cm" fo:margin-bottom="0cm" fo:line-height="100%" fo:text-align="center" fo:text-indent="-0.699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2.1000003814697pt" fo:font-style="normal" fo:text-shadow="1pt 1pt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611cm" fo:min-width="0cm" fo:padding-top="0.127cm" fo:padding-bottom="0.127cm" fo:padding-left="0.254cm" fo:padding-right="0.254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32pt" fo:font-style="normal" fo:text-shadow="1pt 1pt" style:text-underline-style="none" fo:font-weight="normal" style:letter-kerning="true" fo:background-color="transparent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center" draw:textarea-vertical-align="bottom" fo:padding-top="0.127cm" fo:padding-bottom="0.127cm" fo:padding-left="0.254cm" fo:padding-right="0.254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dfdef6" style:text-outline="false" style:text-line-through-style="none" style:text-line-through-type="none" style:text-position="0% 100%" style:font-name="Arial" fo:font-family="Arial" style:font-pitch="variable" fo:font-size="69.5999984741211pt" fo:font-style="normal" fo:text-shadow="1pt 1pt" style:text-underline-style="none" fo:font-weight="normal" style:letter-kerning="true" fo:background-color="transparent" style:font-name-asian="Droid Sans Fallback" style:font-family-asian="'Droid Sans Fallback'" style:font-pitch-asian="variable" style:font-size-asian="54pt" style:font-style-asian="normal" style:font-weight-asian="normal" style:font-name-complex="Droid Sans Fallback" style:font-family-complex="'Droid Sans Fallback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7.33cm" fo:page-height="21cm" style:print-orientation="landscape"/>
    </style:page-layout>
    <style:style style:name="Mdp1" style:family="drawing-page">
      <style:drawing-page-properties draw:background-size="border" draw:fill="none" draw:fill-color="#666699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8cm" fo:min-width="20.498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267cm" fo:min-width="0cm" fo:wrap-option="wrap"/>
    </style:style>
    <style:style style:name="Mpr5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266cm" fo:min-width="0cm" fo:wrap-option="wrap"/>
    </style:style>
    <style:style style:name="Mpr6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267cm" fo:min-width="0cm" fo:wrap-option="wrap"/>
    </style:style>
    <style:style style:name="Mpr7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.599cm" fo:margin-right="0cm" fo:line-height="100%" fo:text-indent="-0.599cm" style:line-break="strict" style:writing-mode="lr-tb"/>
    </style:style>
    <style:style style:name="MP8" style:family="paragraph">
      <loext:graphic-properties draw:fill="none" draw:fill-color="#ffffff"/>
      <style:paragraph-properties fo:margin-left="0.599cm" fo:margin-right="0cm" fo:line-height="100%" fo:text-indent="-0.599cm" style:line-break="strict" style:writing-mode="lr-tb" style:font-independent-line-spacing="true"/>
    </style:style>
    <style:style style:name="MP9" style:family="paragraph">
      <style:paragraph-properties fo:margin-left="0.599cm" fo:margin-right="0cm" fo:line-height="100%" fo:text-align="center" fo:text-indent="-0.599cm" style:line-break="strict" style:writing-mode="lr-tb"/>
    </style:style>
    <style:style style:name="MP10" style:family="paragraph">
      <loext:graphic-properties draw:fill="none" draw:fill-color="#ffffff"/>
      <style:paragraph-properties fo:margin-left="0.599cm" fo:margin-right="0cm" fo:line-height="100%" fo:text-align="center" fo:text-indent="-0.599cm" style:line-break="strict" style:writing-mode="lr-tb" style:font-independent-line-spacing="true"/>
    </style:style>
    <style:style style:name="MP11" style:family="paragraph">
      <style:paragraph-properties fo:margin-left="0.599cm" fo:margin-right="0cm" fo:line-height="100%" fo:text-align="end" fo:text-indent="-0.599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line-height="100%" fo:text-align="end" fo:text-indent="-0.599cm" style:line-break="strict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imes New Roman" fo:font-size="12pt" fo:language="en" fo:country="GB" fo:text-shadow="1pt 1pt" style:font-name-asian="DejaVu Sans" style:font-size-asian="12pt" style:language-asian="en" style:country-asian="GB" style:font-name-complex="DejaVu Sans" style:font-size-complex="12pt" style:language-complex="en" style:country-complex="GB"/>
    </style:style>
    <style:style style:name="MT3" style:family="text"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33.596cm" svg:height="3.506cm" svg:x="1.866cm" svg:y="0.837cm" presentation:class="title" presentation:placeholder="true">
        <draw:text-box/>
      </draw:frame>
      <draw:frame presentation:style-name="Default-outline1" draw:layer="backgroundobjects" svg:width="32.849cm" svg:height="12.18cm" svg:x="1.866cm" svg:y="4.914cm" presentation:class="outline" presentation:placeholder="true">
        <draw:text-box/>
      </draw:frame>
      <draw:frame presentation:style-name="Mpr1" draw:text-style-name="MP2" draw:layer="backgroundobjects" svg:width="8.697cm" svg:height="1.448cm" svg:x="1.86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832cm" svg:height="1.448cm" svg:x="12.76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697cm" svg:height="1.448cm" svg:x="26.76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31.725cm" svg:height="5.313cm" svg:x="2.799cm" svg:y="5.648cm" presentation:class="title" presentation:placeholder="true">
        <draw:text-box/>
      </draw:frame>
      <draw:frame presentation:style-name="Title1-subtitle" draw:layer="backgroundobjects" svg:width="26.126cm" svg:height="5.362cm" svg:x="5.599cm" svg:y="11.9cm" presentation:class="subtitle" presentation:placeholder="true">
        <draw:text-box/>
      </draw:frame>
      <draw:frame presentation:style-name="Mpr4" draw:text-style-name="MP8" draw:layer="backgroundobjects" svg:width="8.703cm" svg:height="1.396cm" svg:x="1.866cm" svg:y="19.118cm" presentation:class="date-time">
        <draw:text-box>
          <text:list text:style-name="ML3">
            <text:list-header>
              <text:p text:style-name="MP7"><text:span text:style-name="MT2"><presentation:date-time/></text:span></text:p>
            </text:list-header>
          </text:list>
        </draw:text-box>
      </draw:frame>
      <draw:frame presentation:style-name="Mpr5" draw:text-style-name="MP10" draw:layer="backgroundobjects" svg:width="11.815cm" svg:height="1.394cm" svg:x="12.752cm" svg:y="19.132cm" presentation:class="footer">
        <draw:text-box>
          <text:list text:style-name="ML3">
            <text:list-header>
              <text:p text:style-name="MP9"><text:span text:style-name="MT2"><presentation:footer/></text:span></text:p>
            </text:list-header>
          </text:list>
        </draw:text-box>
      </draw:frame>
      <draw:frame presentation:style-name="Mpr6" draw:text-style-name="MP12" draw:layer="backgroundobjects" svg:width="8.705cm" svg:height="1.396cm" svg:x="26.75cm" svg:y="19.118cm" presentation:class="page-number">
        <draw:text-box>
          <text:list text:style-name="ML3">
            <text:list-header>
              <text:p text:style-name="MP11"><text:span text:style-name="MT2"><text:page-number>&lt;number&gt;</text:page-number></text:span></text:p>
            </text:list-header>
          </text:list>
        </draw:text-box>
      </draw:frame>
      <draw:frame presentation:style-name="Title1-outline1" draw:layer="backgroundobjects" svg:width="33.596cm" svg:height="12.179cm" svg:x="1.866cm" svg:y="4.913cm" presentation:class="outline" presentation:placeholder="true">
        <draw:text-box/>
      </draw:frame>
      <presentation:notes style:page-layout-name="PM0">
        <draw:rect draw:style-name="Mgr3" draw:text-style-name="MP13" draw:layer="backgroundobjects" svg:width="21cm" svg:height="29.7cm" svg:x="0cm" svg:y="0cm">
          <text:p/>
        </draw:rect>
        <draw:custom-shape draw:style-name="Mgr4" draw:text-style-name="MP14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7" draw:text-style-name="MP8" draw:layer="backgroundobjects" svg:width="9.096cm" svg:height="1.48cm" svg:x="-0.001cm" svg:y="0cm" presentation:class="header">
          <draw:text-box>
            <text:list text:style-name="ML3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8" draw:text-style-name="MP12" draw:layer="backgroundobjects" svg:width="9.094cm" svg:height="1.48cm" svg:x="11.895cm" svg:y="0cm" presentation:class="date-time">
          <draw:text-box>
            <text:list text:style-name="ML3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3.996cm" svg:height="11.133cm" svg:x="3.499cm" svg:y="2.226cm" presentation:class="page"/>
        <draw:frame presentation:style-name="Title1-notes" draw:layer="backgroundobjects" svg:width="16.796cm" svg:height="13.36cm" svg:x="2.1cm" svg:y="14.107cm" presentation:class="notes" presentation:placeholder="true">
          <draw:text-box/>
        </draw:frame>
        <draw:frame presentation:style-name="Mpr9" draw:text-style-name="MP8" draw:layer="backgroundobjects" svg:width="9.096cm" svg:height="1.479cm" svg:x="-0.001cm" svg:y="28.209cm" presentation:class="footer">
          <draw:text-box>
            <text:list text:style-name="ML3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10" draw:text-style-name="MP12" draw:layer="backgroundobjects" svg:width="9.094cm" svg:height="1.479cm" svg:x="11.895cm" svg:y="28.209cm" presentation:class="page-number">
          <draw:text-box>
            <text:list text:style-name="ML3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7T12:43:28</meta:creation-date>
    <dc:date>2020-10-21T19:04:50.900855096</dc:date>
    <meta:editing-duration>P9DT12H9M47S</meta:editing-duration>
    <meta:editing-cycles>87</meta:editing-cycles>
    <meta:generator>LibreOffice/6.0.7.3$Linux_X86_64 LibreOffice_project/00m0$Build-3</meta:generator>
    <meta:print-date>2017-10-06T12:51:11.488000000</meta:print-date>
    <meta:document-statistic meta:object-count="58"/>
  </office:meta>
</office:document-meta>
</file>